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5.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1" draw:layer="layout" svg:width="2.7cm" svg:height="1.5cm" svg:x="9.1cm" svg:y="17.2cm">
          <text:p text:style-name="P1">main.p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7cm" svg:height="1.5cm" svg:x="9.1cm" svg:y="15.2cm">
          <text:p text:style-name="P1">diary.p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7cm" svg:height="1.5cm" svg:x="9.1cm" svg:y="17.2cm">
          <text:p text:style-name="P1">main.py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7cm" svg:height="1.5cm" svg:x="6.3cm" svg:y="13.1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7cm" svg:height="1.5cm" svg:x="4cm" svg:y="10.9cm">
          <text:p text:style-name="P1">Diary.db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6cm" svg:height="1.5cm" svg:x="7.3cm" svg:y="10.9cm">
          <text:p text:style-name="P1">diaryDatabase.p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45cm" svg:y1="17.2cm" svg:x2="10.45cm" svg:y2="16.7cm" draw:start-shape="id1" draw:start-glue-point="0" draw:end-shape="id2" draw:end-glue-point="2" svg:d="M10450 17200v-500" svg:viewBox="0 0 1 501">
          <text:p/>
        </draw:connector>
        <draw:connector draw:style-name="gr3" draw:text-style-name="P1" draw:layer="layout" svg:x1="10.45cm" svg:y1="15.2cm" svg:x2="9cm" svg:y2="13.85cm" draw:start-shape="id2" draw:start-glue-point="0" draw:end-shape="id3" draw:end-glue-point="1" svg:d="M10450 15200v-1350h-1450" svg:viewBox="0 0 1451 1351">
          <text:p/>
        </draw:connector>
        <draw:connector draw:style-name="gr3" draw:text-style-name="P1" draw:layer="layout" draw:line-skew="2.501cm 1.901cm" svg:x1="7.65cm" svg:y1="13.1cm" svg:x2="5.35cm" svg:y2="12.4cm" draw:start-shape="id3" draw:start-glue-point="0" draw:end-shape="id4" draw:end-glue-point="2" svg:d="M7650 13100v-200h-2250v1h-50v-501" svg:viewBox="0 0 2301 701">
          <text:p/>
        </draw:connector>
        <draw:connector draw:style-name="gr3" draw:text-style-name="P1" draw:layer="layout" draw:line-skew="0.15cm" svg:x1="7.65cm" svg:y1="13.1cm" svg:x2="10.1cm" svg:y2="12.4cm" draw:start-shape="id3" draw:start-glue-point="0" draw:end-shape="id5" draw:end-glue-point="2" svg:d="M7650 13100v-200h2450v-500" svg:viewBox="0 0 2451 701">
          <text:p/>
        </draw:connector>
        <draw:custom-shape draw:style-name="gr4" draw:text-style-name="P1" xml:id="id6" draw:id="id6" draw:layer="layout" svg:width="6.4cm" svg:height="1.5cm" svg:x="11.537cm" svg:y="13.106cm">
          <text:p text:style-name="P1">passwordHasher.p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45cm" svg:y1="15.2cm" svg:x2="11.537cm" svg:y2="13.856cm" draw:start-shape="id2" draw:start-glue-point="0" draw:end-shape="id6" draw:end-glue-point="3" svg:d="M10450 15200v-1344h1087" svg:viewBox="0 0 1088 13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14:05:32.135843198</meta:creation-date>
    <dc:date>2021-09-03T14:11:39.803999806</dc:date>
    <meta:editing-duration>PT6M8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